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2.3047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row table:style-name="ro1">
          <table:table-cell table:style-name="Default" office:value-type="string" calcext:value-type="string">
            <text:p>Simple</text:p>
          </table:table-cell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Complex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Sequential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equential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raytrace_seq</text:p>
          </table:table-cell>
          <table:table-cell office:value-type="float" office:value="112.94" calcext:value-type="float">
            <text:p>112.94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raytrace_seq</text:p>
          </table:table-cell>
          <table:table-cell office:value-type="float" office:value="3585.36" calcext:value-type="float">
            <text:p>3585.3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Strip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Strip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175.619535" calcext:value-type="float">
            <text:p>175.619535</text:p>
          </table:table-cell>
          <table:table-cell table:formula="of:=[.$B$3]/[.C7]" office:value-type="float" office:value="0.643094744556749" calcext:value-type="float">
            <text:p>0.6430947445567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 office:value-type="float" office:value="5829.111607" calcext:value-type="float">
            <text:p>5829.111607</text:p>
          </table:table-cell>
          <table:table-cell table:formula="of:=[.$I$3]/[.J7]" office:value-type="float" office:value="0.615078290093889" calcext:value-type="float">
            <text:p>0.6150782900938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121.061101" calcext:value-type="float">
            <text:p>121.061101</text:p>
          </table:table-cell>
          <table:table-cell table:formula="of:=[.$B$3]/[.C8]" office:value-type="float" office:value="0.932917337336954" calcext:value-type="float">
            <text:p>0.932917337336954</text:p>
          </table:table-cell>
          <table:table-cell office:value-type="float" office:value="0.000505" calcext:value-type="float">
            <text:p>0.000505</text:p>
          </table:table-cell>
          <table:table-cell table:number-columns-repeated="2"/>
          <table:table-cell office:value-type="string" calcext:value-type="string">
            <text:p>2 (srun –n 2)</text:p>
          </table:table-cell>
          <table:table-cell office:value-type="float" office:value="2" calcext:value-type="float">
            <text:p>2</text:p>
          </table:table-cell>
          <table:table-cell office:value-type="float" office:value="5672.015734" calcext:value-type="float">
            <text:p>5672.015734</text:p>
          </table:table-cell>
          <table:table-cell table:formula="of:=[.$I$3]/[.J8]" office:value-type="float" office:value="0.632113902383614" calcext:value-type="float">
            <text:p>0.632113902383614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82.225865" calcext:value-type="float">
            <text:p>82.225865</text:p>
          </table:table-cell>
          <table:table-cell table:formula="of:=[.$B$3]/[.C9]" office:value-type="float" office:value="1.37353374148147" calcext:value-type="float">
            <text:p>1.37353374148147</text:p>
          </table:table-cell>
          <table:table-cell office:value-type="float" office:value="0.002754" calcext:value-type="float">
            <text:p>0.002754</text:p>
          </table:table-cell>
          <table:table-cell table:number-columns-repeated="2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 office:value-type="float" office:value="3291.988749" calcext:value-type="float">
            <text:p>3291.988749</text:p>
          </table:table-cell>
          <table:table-cell table:formula="of:=[.$I$3]/[.J9]" office:value-type="float" office:value="1.08911672346666" calcext:value-type="float">
            <text:p>1.08911672346666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 office:value-type="float" office:value="41.130541" calcext:value-type="float">
            <text:p>41.130541</text:p>
          </table:table-cell>
          <table:table-cell table:formula="of:=[.$B$3]/[.C10]" office:value-type="float" office:value="2.74589142895057" calcext:value-type="float">
            <text:p>2.74589142895057</text:p>
          </table:table-cell>
          <table:table-cell office:value-type="float" office:value="0.003184" calcext:value-type="float">
            <text:p>0.003184</text:p>
          </table:table-cell>
          <table:table-cell table:number-columns-repeated="2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I$3]/[.J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 office:value-type="float" office:value="26.236589" calcext:value-type="float">
            <text:p>26.236589</text:p>
          </table:table-cell>
          <table:table-cell table:formula="of:=[.$B$3]/[.C11]" office:value-type="float" office:value="4.30467542865424" calcext:value-type="float">
            <text:p>4.30467542865424</text:p>
          </table:table-cell>
          <table:table-cell office:value-type="float" office:value="0.028886" calcext:value-type="float">
            <text:p>0.028886</text:p>
          </table:table-cell>
          <table:table-cell table:number-columns-repeated="2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 office:value-type="float" office:value="22.363491" calcext:value-type="float">
            <text:p>22.363491</text:p>
          </table:table-cell>
          <table:table-cell table:formula="of:=[.$B$3]/[.C12]" office:value-type="float" office:value="5.0501954278963" calcext:value-type="float">
            <text:p>5.0501954278963</text:p>
          </table:table-cell>
          <table:table-cell office:value-type="float" office:value="0.118175" calcext:value-type="float">
            <text:p>0.118175</text:p>
          </table:table-cell>
          <table:table-cell table:number-columns-repeated="2"/>
          <table:table-cell office:value-type="string" calcext:value-type="string">
            <text:p>20 (srun –n 20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 office:value-type="float" office:value="18.112424" calcext:value-type="float">
            <text:p>18.112424</text:p>
          </table:table-cell>
          <table:table-cell table:formula="of:=[.$B$3]/[.C13]" office:value-type="float" office:value="6.23549890395675" calcext:value-type="float">
            <text:p>6.23549890395675</text:p>
          </table:table-cell>
          <table:table-cell office:value-type="float" office:value="0.097723" calcext:value-type="float">
            <text:p>0.097723</text:p>
          </table:table-cell>
          <table:table-cell table:number-columns-repeated="2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 office:value-type="float" office:value="12.570574" calcext:value-type="float">
            <text:p>12.570574</text:p>
          </table:table-cell>
          <table:table-cell table:formula="of:=[.$B$3]/[.C14]" office:value-type="float" office:value="8.98447437642863" calcext:value-type="float">
            <text:p>8.98447437642863</text:p>
          </table:table-cell>
          <table:table-cell office:value-type="float" office:value="0.093093" calcext:value-type="float">
            <text:p>0.093093</text:p>
          </table:table-cell>
          <table:table-cell table:number-columns-repeated="2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 office:value-type="float" office:value="10.159625" calcext:value-type="float">
            <text:p>10.159625</text:p>
          </table:table-cell>
          <table:table-cell table:formula="of:=[.$B$3]/[.C15]" office:value-type="float" office:value="11.116552038092" calcext:value-type="float">
            <text:p>11.116552038092</text:p>
          </table:table-cell>
          <table:table-cell office:value-type="float" office:value="0.19525" calcext:value-type="float">
            <text:p>0.19525</text:p>
          </table:table-cell>
          <table:table-cell table:number-columns-repeated="2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 office:value-type="float" office:value="9.505927" calcext:value-type="float">
            <text:p>9.505927</text:p>
          </table:table-cell>
          <table:table-cell table:formula="of:=[.$B$3]/[.C16]" office:value-type="float" office:value="11.8810085539264" calcext:value-type="float">
            <text:p>11.8810085539264</text:p>
          </table:table-cell>
          <table:table-cell office:value-type="float" office:value="0.188241" calcext:value-type="float">
            <text:p>0.188241</text:p>
          </table:table-cell>
          <table:table-cell table:number-columns-repeated="2"/>
          <table:table-cell office:value-type="string" calcext:value-type="string">
            <text:p>55 (srun –n 55)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I$3]/[.J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 office:value-type="float" office:value="8.895179" calcext:value-type="float">
            <text:p>8.895179</text:p>
          </table:table-cell>
          <table:table-cell table:formula="of:=[.$B$3]/[.C17]" office:value-type="float" office:value="12.6967652927502" calcext:value-type="float">
            <text:p>12.6967652927502</text:p>
          </table:table-cell>
          <table:table-cell office:value-type="float" office:value="0.368489" calcext:value-type="float">
            <text:p>0.368489</text:p>
          </table:table-cell>
          <table:table-cell table:number-columns-repeated="2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1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Block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3]/[.C2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 (srun –n 1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B$3]/[.C2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I$3]/[.J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B$3]/[.C2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I$3]/[.J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B$3]/[.C2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$I$3]/[.J2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B$3]/[.C2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25 (srun –n 25)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$I$3]/[.J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B$3]/[.C2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36 (srun –n 36)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$I$3]/[.J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B$3]/[.C2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9 (srun –n 49)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$I$3]/[.J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B$3]/[.C2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64 (srun –n 64)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$I$3]/[.J29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3]/[.C3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3]/[.C3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3]/[.C3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B$3]/[.C3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B$3]/[.C3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$I$3]/[.J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B$3]/[.C3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$I$3]/[.J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$B$3]/[.C4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$I$3]/[.J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$B$3]/[.C4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$I$3]/[.J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3]/[.C4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3]/[.C4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3]/[.C4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B$3]/[.C4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B$3]/[.C4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$I$3]/[.J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B$3]/[.C4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I$3]/[.J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$B$3]/[.C4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$I$3]/[.J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$B$3]/[.C4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$I$3]/[.J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$3]/[.C5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I$3]/[.J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$3]/[.C5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I$3]/[.J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$3]/[.C5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I$3]/[.J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B$3]/[.C5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$I$3]/[.J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$B$3]/[.C5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$I$3]/[.J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B$3]/[.C5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$I$3]/[.J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$B$3]/[.C5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$I$3]/[.J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$B$3]/[.C5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$I$3]/[.J57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Static Cyclical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Height of strip in pixels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 (srun –n 1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2 (srun –n 2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 (srun –n 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20 (srun –n 20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25 (srun –n 2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6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36 (srun –n 36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7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49 (srun –n 49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7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55 (srun –n 55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B$3]/[.C7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64 (srun –n 64)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$I$3]/[.J72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B$3]/[.C7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I$3]/[.J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B$3]/[.C7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I$3]/[.J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B$3]/[.C7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I$3]/[.J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B$3]/[.C8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I$3]/[.J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B$3]/[.C8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I$3]/[.J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8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B$3]/[.C8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I$3]/[.J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B$3]/[.C8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I$3]/[.J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B$3]/[.C8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I$3]/[.J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B$3]/[.C8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I$3]/[.J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B$3]/[.C8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I$3]/[.J8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8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88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  <table:table-cell table:number-columns-repeated="2"/>
          <table:table-cell table:style-name="ce3" office:value-type="string" calcext:value-type="string">
            <text:p>Dynamic Allocatio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  <table:table-cell table:number-columns-repeated="2"/>
          <table:table-cell office:value-type="string" calcext:value-type="string">
            <text:p>Number of processes</text:p>
          </table:table-cell>
          <table:table-cell office:value-type="string" calcext:value-type="string">
            <text:p>Work Unit Size <text:s/>(rows x columns)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-to-C Ratio</text:p>
          </table:table-cell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B$3]/[.C9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x1</text:p>
          </table:table-cell>
          <table:table-cell/>
          <table:table-cell table:formula="of:=[.$I$3]/[.J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B$3]/[.C9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5x15</text:p>
          </table:table-cell>
          <table:table-cell/>
          <table:table-cell table:formula="of:=[.$I$3]/[.J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B$3]/[.C95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25x25</text:p>
          </table:table-cell>
          <table:table-cell/>
          <table:table-cell table:formula="of:=[.$I$3]/[.J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B$3]/[.C96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(srun –n 9)</text:p>
          </table:table-cell>
          <table:table-cell office:value-type="string" calcext:value-type="string">
            <text:p>50x50</text:p>
          </table:table-cell>
          <table:table-cell/>
          <table:table-cell table:formula="of:=[.$I$3]/[.J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B$3]/[.C97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75x75</text:p>
          </table:table-cell>
          <table:table-cell/>
          <table:table-cell table:formula="of:=[.$I$3]/[.J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98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9 (srun –n 9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B$3]/[.C99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x1</text:p>
          </table:table-cell>
          <table:table-cell/>
          <table:table-cell table:formula="of:=[.$I$3]/[.J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B$3]/[.C100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5x15</text:p>
          </table:table-cell>
          <table:table-cell/>
          <table:table-cell table:formula="of:=[.$I$3]/[.J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B$3]/[.C101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<text:s/>16)</text:p>
          </table:table-cell>
          <table:table-cell office:value-type="string" calcext:value-type="string">
            <text:p>25x25</text:p>
          </table:table-cell>
          <table:table-cell/>
          <table:table-cell table:formula="of:=[.$I$3]/[.J1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B$3]/[.C102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50x50</text:p>
          </table:table-cell>
          <table:table-cell/>
          <table:table-cell table:formula="of:=[.$I$3]/[.J10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B$3]/[.C103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75x75</text:p>
          </table:table-cell>
          <table:table-cell/>
          <table:table-cell table:formula="of:=[.$I$3]/[.J10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B$3]/[.C104]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16 (srun –n 16)</text:p>
          </table:table-cell>
          <table:table-cell office:value-type="string" calcext:value-type="string">
            <text:p>100x100</text:p>
          </table:table-cell>
          <table:table-cell/>
          <table:table-cell table:formula="of:=[.$I$3]/[.J104]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21:42:35.415864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1T21:43:46.477404809</dc:date>
    <meta:editing-duration>PT7H29M49S</meta:editing-duration>
    <meta:editing-cycles>9</meta:editing-cycles>
    <meta:generator>LibreOffice/6.3.5.2$Linux_X86_64 LibreOffice_project/30$Build-2</meta:generator>
    <meta:document-statistic meta:table-count="1" meta:cell-count="576" meta:object-count="0"/>
  </office:meta>
</office:document-meta>
</file>